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2" style:family="graphic" style:parent-style-name="objectwithoutfill">
      <style:graphic-properties svg:stroke-width="1.27cm" svg:stroke-color="#000000" draw:marker-start-width="2.105cm" draw:marker-end-width="2.105cm" draw:fill="none" draw:textarea-vertical-align="middle" fo:padding-top="0.76cm" fo:padding-bottom="0.76cm" fo:padding-left="0.885cm" fo:padding-right="0.885cm"/>
    </style:style>
    <style:style style:name="gr3" style:family="graphic" style:parent-style-name="objectwithoutfill">
      <style:graphic-properties svg:stroke-width="1.27cm" svg:stroke-color="#000000" draw:marker-start-width="2.105cm" draw:marker-end-width="2.105cm" draw:fill="solid" draw:textarea-vertical-align="middle" fo:padding-top="0.76cm" fo:padding-bottom="0.76cm" fo:padding-left="0.885cm" fo:padding-right="0.885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8.099cm" svg:height="3.712cm" draw:transform="rotate (-1.5707963267949) translate (10.9cm 9cm)" svg:viewBox="0 0 8100 3713" svg:d="M0 0c0 5000 7900 4900 8100 0z">
          <text:p/>
        </draw:path>
        <draw:path draw:style-name="gr2" draw:text-style-name="P2" draw:layer="layout" svg:width="8.1cm" svg:height="3.974cm" draw:transform="rotate (1.5707963267949) translate (14.5cm 17.2cm)" svg:viewBox="0 0 8101 3975" svg:d="M8100 0c100 5300-8100 5300-8100 0z">
          <text:p/>
        </draw:path>
        <draw:line draw:style-name="gr3" draw:text-style-name="P3" draw:layer="layout" svg:x1="12.3cm" svg:y1="11.2cm" svg:x2="14.7cm" svg:y2="11.2cm">
          <text:p/>
        </draw:line>
        <draw:line draw:style-name="gr3" draw:text-style-name="P3" draw:layer="layout" svg:x1="12.3cm" svg:y1="15.6cm" svg:x2="14.7cm" svg:y2="15.6cm">
          <text:p/>
        </draw:line>
        <draw:line draw:style-name="gr3" draw:text-style-name="P3" draw:layer="layout" svg:x1="2.7cm" svg:y1="12.9cm" svg:x2="6.6cm" svg:y2="12.9cm">
          <text:p/>
        </draw:line>
        <draw:line draw:style-name="gr3" draw:text-style-name="P3" draw:layer="layout" svg:x1="18.8cm" svg:y1="13cm" svg:x2="22.7cm" svg:y2="1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14:43:09.255000000</meta:creation-date>
    <dc:date>2023-07-25T10:21:05.551000000</dc:date>
    <meta:editing-duration>PT15M13S</meta:editing-duration>
    <meta:editing-cycles>3</meta:editing-cycles>
    <meta:generator>LibreOffice/6.3.2.2$Windows_X86_64 LibreOffice_project/98b30e735bda24bc04ab42594c85f7fd8be07b9c</meta:generator>
    <meta:document-statistic meta:object-count="7"/>
  </office:meta>
</office:document-meta>
</file>